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18d25" officeooo:paragraph-rsid="00070487" style:font-size-asian="13.1000003814697pt" style:font-size-complex="15pt"/>
    </style:style>
    <style:style style:name="P2" style:family="paragraph" style:parent-style-name="Standard">
      <style:text-properties fo:font-size="15pt" officeooo:rsid="00070487" officeooo:paragraph-rsid="00070487" style:font-size-asian="13.1000003814697pt" style:font-size-complex="15pt"/>
    </style:style>
    <style:style style:name="P3" style:family="paragraph" style:parent-style-name="Standard">
      <style:text-properties fo:font-size="15pt" officeooo:rsid="0010cfce" officeooo:paragraph-rsid="0010cfce" style:font-size-asian="13.1000003814697pt" style:font-size-complex="15pt"/>
    </style:style>
    <style:style style:name="P4" style:family="paragraph" style:parent-style-name="Standard">
      <style:text-properties fo:font-size="15pt" officeooo:rsid="001500e0" officeooo:paragraph-rsid="001500e0" style:font-size-asian="13.1000003814697pt" style:font-size-complex="15pt"/>
    </style:style>
    <style:style style:name="P5" style:family="paragraph" style:parent-style-name="Standard">
      <style:text-properties fo:font-size="15pt" officeooo:rsid="0016dd04" officeooo:paragraph-rsid="0016dd04" style:font-size-asian="13.1000003814697pt" style:font-size-complex="15pt"/>
    </style:style>
    <style:style style:name="P6" style:family="paragraph" style:parent-style-name="Standard">
      <style:text-properties fo:font-size="15pt" officeooo:rsid="0017fd94" officeooo:paragraph-rsid="0017fd94" style:font-size-asian="13.1000003814697pt" style:font-size-complex="15pt"/>
    </style:style>
    <style:style style:name="P7" style:family="paragraph" style:parent-style-name="Standard">
      <style:text-properties fo:font-size="15pt" officeooo:rsid="001b1b4d" officeooo:paragraph-rsid="001b1b4d" style:font-size-asian="13.1000003814697pt" style:font-size-complex="15pt"/>
    </style:style>
    <style:style style:name="P8" style:family="paragraph" style:parent-style-name="Standard">
      <style:text-properties officeooo:paragraph-rsid="001ab257"/>
    </style:style>
    <style:style style:name="T1" style:family="text">
      <style:text-properties officeooo:rsid="00140e7a"/>
    </style:style>
    <style:style style:name="T2" style:family="text">
      <style:text-properties officeooo:rsid="00070487"/>
    </style:style>
    <style:style style:name="T3" style:family="text">
      <style:text-properties officeooo:rsid="000710bf"/>
    </style:style>
    <style:style style:name="T4" style:family="text">
      <style:text-properties officeooo:rsid="0009b546"/>
    </style:style>
    <style:style style:name="T5" style:family="text">
      <style:text-properties officeooo:rsid="0016dd04"/>
    </style:style>
    <style:style style:name="T6" style:family="text">
      <style:text-properties officeooo:rsid="0017fd94"/>
    </style:style>
    <style:style style:name="T7" style:family="text">
      <style:text-properties officeooo:rsid="001ab257"/>
    </style:style>
    <style:style style:name="T8" style:family="text">
      <style:text-properties fo:font-size="15pt" officeooo:rsid="001ab257" style:font-size-asian="13.1000003814697pt" style:font-size-complex="1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PC-<text:span text:style-name="T2">4</text:span>η εργασία</text:p>
      <text:p text:style-name="P1">Αναστασία Ψαρού <text:s text:c="7"/><text:span text:style-name="T1">2860</text:span></text:p>
      <text:p text:style-name="P1">Ανδρομάχη Κοσμάτου <text:span text:style-name="T1">2822</text:span></text:p>
      <text:p text:style-name="P1"/>
      <text:p text:style-name="P2"><text:span text:style-name="T7">1</text:span><text:span text:style-name="T3">) </text:span>Γίνεται χρήση εικόνας 8192*8192 και ακτίνα φίλτρου 32.</text:p>
      <text:p text:style-name="P2"/>
      <text:p text:style-name="P2"><text:span text:style-name="T5">Αρχικά, δ</text:span>οκιμά<text:span text:style-name="T5">σαμε</text:span> να <text:span text:style-name="T5">αποθηκεύσουμε στη</text:span> constant <text:span text:style-name="T5">μνήμη </text:span>τον πίνακα του φίλτρου. <text:span text:style-name="T5">Ο</text:span> πίνακας του φίλτρου είναι μικρού μεγέθους σε σχέση με την εικόνα και χρησιμοποιείται συχνά οπότε θα ήταν αποδοτικότερο να τοποθετηθεί στην cache. <text:span text:style-name="T4">Επίσης, είναι και read-only.</text:span></text:p>
      <text:p text:style-name="P2"/>
      <text:p text:style-name="P5">Στη συνέχεια, αποφασίσαμε να αποθηκεύσουμε στη shared μνήμη τον πίνακα input. Ο πίνακας αυτός, όμως, δεν χωράει ολόκληρος στη shared μνήμη οπότε κάνουμε tiling. <text:span text:style-name="T6">Θεωρούμε ότι το tile είναι padded και έχει μέγεθος block_size+2*padding. Στην περίπτωση μας, tile_size = 64.</text:span></text:p>
      <text:p text:style-name="P3"/>
      <text:p text:style-name="P4"><text:span text:style-name="T6">Έπειτα, α</text:span>φαιρούμε από την κλήση των kernel το filter, αφού είναι ίσο με FILTER_RADIUS. Το FILTER_RADIUS είναι #define.</text:p>
      <text:p text:style-name="P4"/>
      <text:p text:style-name="P6">Τέλος, στη main αποθηκεύουμε σε μεταβλητές τη διάσταση και το μέγεθος του μεγάλου πίνακα, ώστε να μην χρειάζεται να τα υπολογίζουμε ξανά και ξανά.</text:p>
      <text:p text:style-name="P6"/>
      <text:p text:style-name="P7">2) Για εικόνα μεγέθους 8192*8192 δοκιμάζουμε διάφορες τιμές φίλτρων.</text:p>
      <text:p text:style-name="P7"/>
      <text:p text:style-name="P6"/>
      <text:p text:style-name="P6"/>
      <text:p text:style-name="P8"><text:span text:style-name="T8">5) Το μέγιστο μέγεθος πίνακα που μπορούμε να υποστηρίξουμε είναι 32768*32768. Από την εντολή cat /proc/meminfo, βλέπουμε ότι η συνολική μνήμη του host είναι 131787616 kB. Αν προσπαθήσουμε να τρέξουμε το πρόγραμμα με μεγαλύτερο πίνακα </text:span><text:bookmark text:name="cwos"/><text:span text:style-name="T8">π.χ. 65536 * 65536 παρατηρούμε ότι αν αθροίσουμε το μέγεθος των πινάκων που δεσμεύουμε στη main ξεπερνιέται το μέγεθος της μνήμης που διαθέτει ο host. Επομένως, ο πόρος που μας περιορίζει είναι το μέγεθος της μνήμης του hos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8T13:53:45.986332830</meta:creation-date>
    <meta:generator>LibreOffice/6.4.7.2$Linux_X86_64 LibreOffice_project/40$Build-2</meta:generator>
    <dc:date>2022-01-11T12:37:31.374787885</dc:date>
    <meta:editing-duration>PT2H30M25S</meta:editing-duration>
    <meta:editing-cycles>10</meta:editing-cycles>
    <meta:document-statistic meta:table-count="0" meta:image-count="0" meta:object-count="0" meta:page-count="1" meta:paragraph-count="10" meta:word-count="219" meta:character-count="1436" meta:non-whitespace-character-count="1220"/>
  </office:meta>
</office:document-meta>
</file>